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0aae3a"/>
    </style:style>
    <style:style style:name="P2" style:family="paragraph" style:parent-style-name="Text_20_body" style:master-page-name="Standard">
      <style:paragraph-properties fo:text-align="justify" style:justify-single-word="false" style:page-number="auto"/>
      <style:text-properties fo:font-weight="bold" officeooo:rsid="00079898" officeooo:paragraph-rsid="00079898" style:font-weight-asian="bold" style:font-weight-complex="bold"/>
    </style:style>
    <style:style style:name="P3" style:family="paragraph" style:parent-style-name="Text_20_body" style:list-style-name="L2">
      <style:paragraph-properties fo:text-align="justify" style:justify-single-word="false"/>
      <style:text-properties officeooo:paragraph-rsid="000771b3"/>
    </style:style>
    <style:style style:name="P4" style:family="paragraph" style:parent-style-name="Text_20_body" style:list-style-name="L2">
      <style:paragraph-properties fo:text-align="justify" style:justify-single-word="false"/>
      <style:text-properties officeooo:paragraph-rsid="0014fee1"/>
    </style:style>
    <style:style style:name="P5" style:family="paragraph" style:parent-style-name="Text_20_body" style:list-style-name="L2">
      <style:paragraph-properties fo:text-align="justify" style:justify-single-word="false"/>
      <style:text-properties officeooo:paragraph-rsid="00169853"/>
    </style:style>
    <style:style style:name="P6" style:family="paragraph" style:parent-style-name="Text_20_body" style:list-style-name="L2">
      <style:paragraph-properties fo:text-align="justify" style:justify-single-word="false"/>
      <style:text-properties officeooo:paragraph-rsid="0021438f"/>
    </style:style>
    <style:style style:name="P7" style:family="paragraph" style:parent-style-name="Text_20_body" style:list-style-name="L2">
      <style:paragraph-properties fo:text-align="justify" style:justify-single-word="false"/>
      <style:text-properties officeooo:paragraph-rsid="0026b814"/>
    </style:style>
    <style:style style:name="P8" style:family="paragraph" style:parent-style-name="Text_20_body" style:list-style-name="L2">
      <style:paragraph-properties fo:text-align="justify" style:justify-single-word="false"/>
      <style:text-properties officeooo:paragraph-rsid="00261367"/>
    </style:style>
    <style:style style:name="P9" style:family="paragraph" style:parent-style-name="Text_20_body" style:list-style-name="L2">
      <style:paragraph-properties fo:text-align="justify" style:justify-single-word="false"/>
      <style:text-properties officeooo:paragraph-rsid="002f4d5c"/>
    </style:style>
    <style:style style:name="P10" style:family="paragraph" style:parent-style-name="Text_20_body" style:list-style-name="L1">
      <style:paragraph-properties fo:text-align="justify" style:justify-single-word="false"/>
      <style:text-properties officeooo:rsid="00079898" officeooo:paragraph-rsid="0009172f"/>
    </style:style>
    <style:style style:name="P11" style:family="paragraph" style:parent-style-name="Text_20_body" style:list-style-name="L1">
      <style:paragraph-properties fo:text-align="justify" style:justify-single-word="false"/>
      <style:text-properties officeooo:rsid="0009172f" officeooo:paragraph-rsid="000aae3a"/>
    </style:style>
    <style:style style:name="P12" style:family="paragraph" style:parent-style-name="Text_20_body">
      <style:paragraph-properties fo:text-align="justify" style:justify-single-word="false"/>
      <style:text-properties fo:font-weight="bold" officeooo:rsid="000bcb2f" officeooo:paragraph-rsid="00079898" style:font-weight-asian="bold" style:font-weight-complex="bold"/>
    </style:style>
    <style:style style:name="P13" style:family="paragraph" style:parent-style-name="Text_20_body" style:list-style-name="L2">
      <style:paragraph-properties fo:text-align="justify" style:justify-single-word="false"/>
      <style:text-properties fo:font-weight="bold" officeooo:rsid="00111d86" officeooo:paragraph-rsid="0014fee1" style:font-weight-asian="bold" style:font-weight-complex="bold"/>
    </style:style>
    <style:style style:name="P14" style:family="paragraph" style:parent-style-name="Text_20_body" style:list-style-name="L2">
      <style:paragraph-properties fo:text-align="justify" style:justify-single-word="false"/>
      <style:text-properties fo:font-weight="bold" officeooo:rsid="00111d86" officeooo:paragraph-rsid="00169853" style:font-weight-asian="bold" style:font-weight-complex="bold"/>
    </style:style>
    <style:style style:name="P15" style:family="paragraph" style:parent-style-name="Text_20_body" style:list-style-name="L2">
      <style:paragraph-properties fo:text-align="justify" style:justify-single-word="false"/>
      <style:text-properties officeooo:rsid="000f7fbf" officeooo:paragraph-rsid="0011a193"/>
    </style:style>
    <style:style style:name="P16" style:family="paragraph" style:parent-style-name="Text_20_body" style:list-style-name="L3">
      <style:paragraph-properties fo:text-align="justify" style:justify-single-word="false"/>
      <style:text-properties officeooo:rsid="00111d86" officeooo:paragraph-rsid="0014fee1"/>
    </style:style>
    <style:style style:name="P17" style:family="paragraph" style:parent-style-name="Text_20_body" style:list-style-name="L4">
      <style:paragraph-properties fo:text-align="justify" style:justify-single-word="false"/>
      <style:text-properties officeooo:rsid="00111d86" officeooo:paragraph-rsid="0014fee1"/>
    </style:style>
    <style:style style:name="P18" style:family="paragraph" style:parent-style-name="Text_20_body" style:list-style-name="L2">
      <style:paragraph-properties fo:text-align="justify" style:justify-single-word="false"/>
      <style:text-properties officeooo:rsid="00111d86" officeooo:paragraph-rsid="0014fee1"/>
    </style:style>
    <style:style style:name="P19" style:family="paragraph" style:parent-style-name="Text_20_body" style:list-style-name="L2">
      <style:paragraph-properties fo:text-align="justify" style:justify-single-word="false"/>
      <style:text-properties officeooo:rsid="00111d86" officeooo:paragraph-rsid="00169853"/>
    </style:style>
    <style:style style:name="P20" style:family="paragraph" style:parent-style-name="Text_20_body" style:list-style-name="L5">
      <style:paragraph-properties fo:text-align="justify" style:justify-single-word="false"/>
      <style:text-properties officeooo:rsid="00111d86" officeooo:paragraph-rsid="00169853"/>
    </style:style>
    <style:style style:name="P21" style:family="paragraph" style:parent-style-name="Text_20_body" style:list-style-name="L5">
      <style:paragraph-properties fo:text-align="justify" style:justify-single-word="false"/>
      <style:text-properties officeooo:rsid="00169853" officeooo:paragraph-rsid="00169853"/>
    </style:style>
    <style:style style:name="P22" style:family="paragraph" style:parent-style-name="Text_20_body" style:list-style-name="L6">
      <style:paragraph-properties fo:text-align="justify" style:justify-single-word="false"/>
      <style:text-properties officeooo:rsid="00169853" officeooo:paragraph-rsid="00169853"/>
    </style:style>
    <style:style style:name="P23" style:family="paragraph" style:parent-style-name="Text_20_body" style:list-style-name="L2">
      <style:paragraph-properties fo:text-align="justify" style:justify-single-word="false"/>
      <style:text-properties officeooo:rsid="0014fee1" officeooo:paragraph-rsid="001bf800"/>
    </style:style>
    <style:style style:name="P24" style:family="paragraph" style:parent-style-name="Text_20_body" style:list-style-name="L2">
      <style:paragraph-properties fo:text-align="justify" style:justify-single-word="false"/>
      <style:text-properties officeooo:rsid="001bf800" officeooo:paragraph-rsid="001bf800"/>
    </style:style>
    <style:style style:name="P25" style:family="paragraph" style:parent-style-name="Text_20_body" style:list-style-name="L2">
      <style:paragraph-properties fo:text-align="justify" style:justify-single-word="false"/>
      <style:text-properties fo:color="#ff0000" officeooo:rsid="002b5740" officeooo:paragraph-rsid="002b5740"/>
    </style:style>
    <style:style style:name="P26" style:family="paragraph" style:parent-style-name="Text_20_body" style:list-style-name="L2">
      <style:paragraph-properties fo:text-align="justify" style:justify-single-word="false"/>
      <style:text-properties fo:color="#ff0000" officeooo:paragraph-rsid="002f4d5c"/>
    </style:style>
    <style:style style:name="P27" style:family="paragraph" style:parent-style-name="Text_20_body">
      <style:paragraph-properties fo:text-align="justify" style:justify-single-word="false"/>
      <style:text-properties officeooo:rsid="00066953" officeooo:paragraph-rsid="00066953"/>
    </style:style>
    <style:style style:name="P28" style:family="paragraph" style:parent-style-name="Text_20_body">
      <style:paragraph-properties fo:text-align="justify" style:justify-single-word="false"/>
      <style:text-properties officeooo:rsid="00349b5c" officeooo:paragraph-rsid="00349b5c"/>
    </style:style>
    <style:style style:name="P29" style:family="paragraph" style:parent-style-name="Text_20_body">
      <style:paragraph-properties fo:text-align="center" style:justify-single-word="false"/>
      <style:text-properties fo:color="#000000" fo:font-size="14pt" fo:font-weight="bold" officeooo:rsid="00332df4" officeooo:paragraph-rsid="003a0142" style:font-size-asian="14pt" style:font-weight-asian="bold" style:font-size-complex="14pt" style:font-weight-complex="bold"/>
    </style:style>
    <style:style style:name="P30" style:family="paragraph" style:parent-style-name="Text_20_body">
      <style:paragraph-properties fo:text-align="justify" style:justify-single-word="false"/>
      <style:text-properties fo:color="#000000" officeooo:rsid="003b2d5e" officeooo:paragraph-rsid="003b2d5e"/>
    </style:style>
    <style:style style:name="P31" style:family="paragraph" style:parent-style-name="Text_20_body">
      <style:paragraph-properties fo:text-align="justify" style:justify-single-word="false"/>
      <style:text-properties fo:color="#000000" officeooo:rsid="00428c47" officeooo:paragraph-rsid="00428c47"/>
    </style:style>
    <style:style style:name="T1" style:family="text">
      <style:text-properties officeooo:rsid="00066953"/>
    </style:style>
    <style:style style:name="T2" style:family="text">
      <style:text-properties fo:font-weight="bold" officeooo:rsid="00066953"/>
    </style:style>
    <style:style style:name="T3" style:family="text">
      <style:text-properties officeooo:rsid="0012cdf4"/>
    </style:style>
    <style:style style:name="T4" style:family="text">
      <style:text-properties officeooo:rsid="0021438f"/>
    </style:style>
    <style:style style:name="T5" style:family="text">
      <style:text-properties officeooo:rsid="002355ef"/>
    </style:style>
    <style:style style:name="T6" style:family="text">
      <style:text-properties fo:color="#ff0000"/>
    </style:style>
    <style:style style:name="T7" style:family="text">
      <style:text-properties fo:color="#ff0000" officeooo:rsid="0026b814"/>
    </style:style>
    <style:style style:name="T8" style:family="text">
      <style:text-properties fo:color="#ff0000" officeooo:rsid="002b5740"/>
    </style:style>
    <style:style style:name="T9" style:family="text">
      <style:text-properties fo:color="#ff0000" officeooo:rsid="002c8f10"/>
    </style:style>
    <style:style style:name="T10" style:family="text">
      <style:text-properties fo:color="#ff0000" officeooo:rsid="002ea794"/>
    </style:style>
    <style:style style:name="T11" style:family="text">
      <style:text-properties officeooo:rsid="003a0142"/>
    </style:style>
    <style:style style:name="T12" style:family="text">
      <style:text-properties officeooo:rsid="003c7f24"/>
    </style:style>
    <style:style style:name="T13" style:family="text">
      <style:text-properties officeooo:rsid="0043e9f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fference between Relational and Non-relational database:</text:p>
      <text:list xml:id="list333560407076830673" text:style-name="L1">
        <text:list-item>
          <text:p text:style-name="P10">The main difference is that in SQL (relational) databases, all data is organized in tables and access is controlled by transactions. In NoSQL databases, data can be organized in many different ways, but without transactional guarantees.</text:p>
        </text:list-item>
        <text:list-item>
          <text:p text:style-name="P11">Philosophical difference: A database server such as Oracle can scale massively and can guarantee "transaction integrity" and perfect consistency 100% of the time. When moving money between bank accounts, it will never happen that the money was added one place but not subtracted someplace else. This is a very difficult guarantee to make at scale in complex systems (think credit card processing, airline reservations, insurance claims, …)</text:p>
          <text:p text:style-name="P11">The NoSQL approach brings several observations to the world of databases: 1) Oracle is really expensive; 2) Large scale consumer websites don't need transaction integrity -- "consistent eventually" is good enough; and 3) Even Oracle can't scale to the massive trillion+ record databases of Facebook. The NoSQL approach relies on opensource software and uses an arsenal of data management subsystems, each specialized for different uses of data.</text:p>
        </text:list-item>
        <text:list-item>
          <text:p text:style-name="P11">Application design difference: In the SQL approach, all data management problems are pushed into the database server. Oracle can distribute transactions across servers, replicate across data centers, execute back-end logic, and automate backups. Oracle does the hard work so you don't have to. And you pay for it. MySQL has most of the commonly used features of Oracle but doesn't scale in the way Oracle does.</text:p>
          <text:p text:style-name="P11">In the NoSQL approach, data management is intermixed with the application design. Instead of having a "wall" between the application and the database, many different SQL and NoSQL databases are used simultaneously and mixed together. Often MySQL is used as a building block in place of a unified data management system. NoSQL components cache data, archive different types of data, collect data for analysis, or support the real-time needs of the application.</text:p>
        </text:list-item>
      </text:list>
      <text:p text:style-name="P1"/>
      <text:p text:style-name="P12">Column-oriented database:</text:p>
      <text:list xml:id="list5215980913674128345" text:style-name="L2">
        <text:list-item>
          <text:p text:style-name="P3"><text:span text:style-name="T1">A </text:span><text:span text:style-name="T2">column-oriented DBMS</text:span><text:span text:style-name="T1"> (or columnar database) is a </text:span><text:a xlink:type="simple" xlink:href="https://en.wikipedia.org/wiki/Database_management_system" text:style-name="Internet_20_link" text:visited-style-name="Visited_20_Internet_20_Link"><text:span text:style-name="T1">database management system</text:span></text:a><text:span text:style-name="T1"> (DBMS) that stores data tables as </text:span><text:a xlink:type="simple" xlink:href="https://en.wikipedia.org/wiki/Column_%28data_store%29" text:style-name="Internet_20_link" text:visited-style-name="Visited_20_Internet_20_Link"><text:span text:style-name="T1">columns</text:span></text:a><text:span text:style-name="T1"> rather than as rows.</text:span></text:p>
        </text:list-item>
        <text:list-item>
          <text:p text:style-name="P3"><text:span text:style-name="T1">Both columnar and row databases use traditional database languages like </text:span><text:a xlink:type="simple" xlink:href="https://en.wikipedia.org/wiki/SQL" text:style-name="Internet_20_link" text:visited-style-name="Visited_20_Internet_20_Link"><text:span text:style-name="T1">SQL</text:span></text:a><text:span text:style-name="T1"> to load data and perform queries. Means, both columnar and row </text:span><text:soft-page-break/><text:span text:style-name="T1">databases can be relational database. Their column-oriented or row-oriented name describes the way in which they write the data physically on the disk.</text:span></text:p>
        </text:list-item>
        <text:list-item>
          <text:p text:style-name="P15">The preference of the database (column-oriented or row-oriented) will depend upon the data going to be stored in the database <text:span text:style-name="T3">and the type of queries going to be made on the database</text:span>.</text:p>
          <text:p text:style-name="P15"/>
          <text:p text:style-name="P13">If the data is such that:</text:p>
        </text:list-item>
      </text:list>
      <text:list xml:id="list4995790312684799183" text:style-name="L3">
        <text:list-item>
          <text:p text:style-name="P16">the total number of entries are not very large (say less than a million),</text:p>
        </text:list-item>
        <text:list-item>
          <text:p text:style-name="P16">but the number of attributes in each entry is large (say more than 15).</text:p>
        </text:list-item>
      </text:list>
      <text:list xml:id="list225022243876443" text:continue-list="list5215980913674128345" text:style-name="L2">
        <text:list-header>
          <text:p text:style-name="P13">and we often use queries which involves:</text:p>
        </text:list-header>
      </text:list>
      <text:list xml:id="list4189554304975692660" text:style-name="L4">
        <text:list-item>
          <text:p text:style-name="P17">many attributes (say more than 7 <text:s/>attributes of the table),</text:p>
        </text:list-item>
        <text:list-item>
          <text:p text:style-name="P17">but the number of entries on which the queries will work is not very large (say less than a thousand).</text:p>
        </text:list-item>
      </text:list>
      <text:list xml:id="list225021467576787" text:continue-list="list225022243876443" text:style-name="L2">
        <text:list-header>
          <text:p text:style-name="P18">then we prefer row-oriented database. For example: customer table of a bank.</text:p>
          <text:p text:style-name="P4"/>
          <text:p text:style-name="P14">If the data is such that:</text:p>
        </text:list-header>
      </text:list>
      <text:list xml:id="list2141877213192827373" text:style-name="L5">
        <text:list-item>
          <text:p text:style-name="P20">the total number of entries are very large (say more than a billion),</text:p>
        </text:list-item>
        <text:list-item>
          <text:p text:style-name="P21">and the number of attributes in each entry is small (say not more than 5).</text:p>
        </text:list-item>
      </text:list>
      <text:list xml:id="list225022674392849" text:continue-list="list225021467576787" text:style-name="L2">
        <text:list-header>
          <text:p text:style-name="P14">and we often use queries which involves:</text:p>
        </text:list-header>
      </text:list>
      <text:list xml:id="list2951792542734064975" text:style-name="L6">
        <text:list-item>
          <text:p text:style-name="P22">very few fields (say 2 or 3 of the table),</text:p>
        </text:list-item>
        <text:list-item>
          <text:p text:style-name="P22">but the number of entries on which the queries will work is very large (say more than a million).</text:p>
        </text:list-item>
      </text:list>
      <text:list xml:id="list225020842714284" text:continue-list="list225022674392849" text:style-name="L2">
        <text:list-header>
          <text:p text:style-name="P19">then we prefer column-oriented database. For example: time-series data of a stock exchange.</text:p>
          <text:p text:style-name="P5"/>
        </text:list-header>
        <text:list-item>
          <text:p text:style-name="P23">Suppose we use row-oriented database then it may be possible that in per page read from the disk, we get only 10 entries (but off-course with all attributes in which may be we don’t need many), so we may need to read more number of pages. In case of column-oriented database, it may be possible that we find 10000 entries of the column of our interest per page read.</text:p>
          <text:p text:style-name="P24"><text:soft-page-break/>Thus, by storing data in columns rather than rows, the database can more precisely access the data it needs to answer a query rather than scanning and discarding unwanted data in rows. Query performance is often increased as a result, particularly in very large data sets.</text:p>
        </text:list-item>
        <text:list-item>
          <text:p text:style-name="P6">One of the main benefits of a columnar database is that data can be highly <text:a xlink:type="simple" xlink:href="http://searchstorage.techtarget.com/definition/compression" text:style-name="Internet_20_link" text:visited-style-name="Visited_20_Internet_20_Link">compressed</text:a> <text:span text:style-name="T4">because the homogeneous data is stored contiguously. As suppose in case of time series data, if 10 rows comes every second, then the entry for hour:minute:second will be same for all 10 entries, so we don’t need to write everything again and again and we can compress the data. Same goes with price of the stock also as it is not necessary that the price will change 10 times in a second, so here also we can compress the data. These things can’t be done in case of row-oriented database as the size of different attributes written one after the other is generally different and the data is also not homogenous.</text:span></text:p>
        </text:list-item>
        <text:list-item>
          <text:p text:style-name="P7"><text:span text:style-name="Strong_20_Emphasis"><text:span text:style-name="T6">Why is </text:span></text:span><text:span text:style-name="Strong_20_Emphasis"><text:span text:style-name="T7">indexing</text:span></text:span><text:span text:style-name="Strong_20_Emphasis"><text:span text:style-name="T6"> needed </text:span></text:span><text:span text:style-name="Strong_20_Emphasis"><text:span text:style-name="T8">in row-oriented databases</text:span></text:span><text:span text:style-name="Strong_20_Emphasis"><text:span text:style-name="T6">?</text:span></text:span></text:p>
          <text:p text:style-name="P7">When data is stored on disk based storage devices, it is stored as blocks of data. Disk blocks are structured in much the same way as linked lists; both contain a section for data, a pointer to the location of the next node (or block), and both need not be stored contiguously.</text:p>
          <text:p text:style-name="P8">Due to the fact that a number of records can only be sorted on one field, we can state that searching on a field that isn’t sorted requires a Linear Search which requires <text:span text:style-name="Source_20_Text">N/2</text:span> block accesses (on average), where <text:span text:style-name="Source_20_Text">N</text:span> is the number of blocks that the table spans.</text:p>
          <text:p text:style-name="P8">Whereas with a sorted field, a Binary Search may be used, this has <text:span text:style-name="Source_20_Text">log2 N</text:span> block accesses. Also since the data is sorted given a non-key field, the rest of the table doesn’t need to be searched for duplicate values, once a higher value is found. Thus the performance increase is substantial.</text:p>
          <text:p text:style-name="P8"><text:span text:style-name="Strong_20_Emphasis">What is indexing?</text:span></text:p>
          <text:p text:style-name="P8">Indexing is a way of sorting a number of records on multiple fields. Creating an index on a field in a table creates another data structure which holds the field value, and pointer to the record it relates to. This index structure is then sorted, allowing Binary Searches to be performed on it.</text:p>
          <text:p text:style-name="P8">The downside to indexing is that these indexes require additional space on the disk, since the indexes are stored together in a table using the MyISAM engine, this file can quickly reach the size limits of the underlying file system if many fields within the same table are indexed.</text:p>
          <text:p text:style-name="P25">There can also be hash-based indexes.</text:p>
        </text:list-item>
        <text:list-item>
          <text:p text:style-name="P9"><text:soft-page-break/><text:span text:style-name="T6">Another benefit is that because a column-based DBMSs is self-indexing </text:span><text:span text:style-name="T10">means column-wise compressed data helps in comparison also</text:span><text:span text:style-name="T6">, </text:span><text:span text:style-name="T10">so </text:span><text:span text:style-name="T6">it uses less disk space than a <text:s/></text:span><text:span text:style-name="T9">row-oriented </text:span><text:span text:style-name="T6">database.</text:span></text:p>
          <text:p text:style-name="P26">The compression permits columnar operations — like MIN, MAX, SUM, COUNT and AVG— to be performed very rapidly.</text:p>
        </text:list-item>
        <text:list-item>
          <text:p text:style-name="P3"><text:span text:style-name="T5">For small sized databases, a</text:span>s the use of <text:a xlink:type="simple" xlink:href="http://searchbusinessanalytics.techtarget.com/definition/in-memory-analytics" text:style-name="Internet_20_link" text:visited-style-name="Visited_20_Internet_20_Link">in-memory analytics</text:a> increases, the relative benefits of row-oriented vs. column oriented databases may become less important. In-memory analytics is not concerned with efficiently reading and writing data to a hard disk. Instead, it allows data to be queried in random access memory (<text:a xlink:type="simple" xlink:href="http://searchmobilecomputing.techtarget.com/definition/RAM" text:style-name="Internet_20_link" text:visited-style-name="Visited_20_Internet_20_Link">RAM</text:a>).</text:p>
        </text:list-item>
      </text:list>
      <text:p text:style-name="P27"/>
      <text:p text:style-name="P29">SRQ(<text:span text:style-name="T11">Shaw Raw Quotes</text:span>)</text:p>
      <text:p text:style-name="P30"><text:span text:style-name="T12">It</text:span> was the in-house DBMS at DEShaw and the name of the database was UTD (Universal Tech Database). <text:span text:style-name="T12">The core engine of SRQ for read or data retrieval was written in C++ (for high speed retrieval) and there were wrappers on this engine in different languages such as python, java, etc. for the clients working in different languages. The modules to write the data in the UTD was written in Java because the writing of data was not required at very high rate. The modules to write the data in the UTD have similar interface but different implementations according to the different exchanges.</text:span></text:p>
      <text:p text:style-name="P31">There were heavy use of indexes because the updates of the data once written was rare. USEQ univ was actually indexes only. <text:span text:style-name="T13">The compressed data of columns of column-oriented database also served as kind of indexes.</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69</meta:editing-cycles>
    <meta:creation-date>2016-08-16T07:20:00</meta:creation-date>
    <dc:date>2016-09-15T22:50:20.492466652</dc:date>
    <meta:editing-duration>PT6H57M25S</meta:editing-duration>
    <meta:generator>LibreOffice/5.1.4.2$Linux_X86_64 LibreOffice_project/10m0$Build-2</meta:generator>
    <meta:document-statistic meta:table-count="0" meta:image-count="0" meta:object-count="0" meta:page-count="4" meta:paragraph-count="41" meta:word-count="1351" meta:character-count="7885" meta:non-whitespace-character-count="6591"/>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